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09392d" officeooo:paragraph-rsid="00050c13"/>
    </style:style>
    <style:style style:name="P3" style:family="paragraph" style:parent-style-name="Standard">
      <style:text-properties fo:font-size="16pt" fo:font-weight="bold" officeooo:rsid="000d2db9" officeooo:paragraph-rsid="000d2db9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ec5a0" officeooo:paragraph-rsid="000ec5a0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text-properties officeooo:rsid="000d2db9" officeooo:paragraph-rsid="000d2db9"/>
    </style:style>
    <style:style style:name="P6" style:family="paragraph" style:parent-style-name="Standard" style:list-style-name="L1">
      <style:text-properties officeooo:rsid="00125b3f" officeooo:paragraph-rsid="00125b3f"/>
    </style:style>
    <style:style style:name="P7" style:family="paragraph" style:parent-style-name="Standard" style:list-style-name="L1">
      <style:text-properties officeooo:rsid="0016dcaa" officeooo:paragraph-rsid="0016dcaa"/>
    </style:style>
    <style:style style:name="P8" style:family="paragraph" style:parent-style-name="Standard" style:list-style-name="L2">
      <style:text-properties officeooo:rsid="00179ad9" officeooo:paragraph-rsid="00179ad9"/>
    </style:style>
    <style:style style:name="P9" style:family="paragraph" style:parent-style-name="Standard" style:list-style-name="L2">
      <style:text-properties officeooo:rsid="0014dbc1" officeooo:paragraph-rsid="0014dbc1"/>
    </style:style>
    <style:style style:name="P10" style:family="paragraph" style:parent-style-name="Standard" style:list-style-name="L2">
      <style:text-properties officeooo:rsid="0014dbc1" officeooo:paragraph-rsid="00179ad9"/>
    </style:style>
    <style:style style:name="P11" style:family="paragraph" style:parent-style-name="Standard" style:list-style-name="L2">
      <style:text-properties officeooo:rsid="00186b5c" officeooo:paragraph-rsid="0030e52b"/>
    </style:style>
    <style:style style:name="P12" style:family="paragraph" style:parent-style-name="Standard">
      <style:text-properties officeooo:rsid="0018a3db" officeooo:paragraph-rsid="0018a3db"/>
    </style:style>
    <style:style style:name="P13" style:family="paragraph" style:parent-style-name="Standard">
      <style:text-properties fo:font-size="16pt" fo:font-weight="bold" officeooo:rsid="000ec5a0" officeooo:paragraph-rsid="001f5fc1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371aeb" officeooo:paragraph-rsid="00371aeb" style:font-size-asian="16pt" style:font-weight-asian="bold" style:font-size-complex="16pt" style:font-weight-complex="bold"/>
    </style:style>
    <style:style style:name="P16" style:family="paragraph" style:parent-style-name="Standard" style:list-style-name="L2">
      <style:text-properties officeooo:rsid="001f5fc1" officeooo:paragraph-rsid="001f5fc1"/>
    </style:style>
    <style:style style:name="P17" style:family="paragraph" style:parent-style-name="Standard" style:list-style-name="L2">
      <style:text-properties officeooo:rsid="00269ad4" officeooo:paragraph-rsid="00269ad4"/>
    </style:style>
    <style:style style:name="P18" style:family="paragraph" style:parent-style-name="Standard" style:list-style-name="L2">
      <style:text-properties officeooo:rsid="002c88c9" officeooo:paragraph-rsid="002c88c9"/>
    </style:style>
    <style:style style:name="P19" style:family="paragraph" style:parent-style-name="Standard" style:list-style-name="L2">
      <style:text-properties fo:font-weight="normal" officeooo:rsid="002ca6c2" officeooo:paragraph-rsid="002ca6c2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2a9f29" officeooo:paragraph-rsid="002a9f29" style:font-weight-asian="normal" style:font-weight-complex="normal"/>
    </style:style>
    <style:style style:name="P21" style:family="paragraph" style:parent-style-name="Standard" style:list-style-name="L2">
      <style:text-properties style:text-underline-style="solid" style:text-underline-width="auto" style:text-underline-color="font-color" fo:font-weight="normal" officeooo:rsid="00306b25" officeooo:paragraph-rsid="0030e854" style:font-weight-asian="normal" style:font-weight-complex="normal"/>
    </style:style>
    <style:style style:name="P22" style:family="paragraph" style:parent-style-name="Standard" style:list-style-name="L2">
      <style:text-properties style:text-underline-style="solid" style:text-underline-width="auto" style:text-underline-color="font-color" fo:font-weight="normal" officeooo:rsid="0034f156" officeooo:paragraph-rsid="0034f156" style:font-weight-asian="normal" style:font-weight-complex="normal"/>
    </style:style>
    <style:style style:name="P23" style:family="paragraph" style:parent-style-name="Standard" style:list-style-name="L2">
      <style:text-properties officeooo:rsid="0033d4df" officeooo:paragraph-rsid="0033d4df"/>
    </style:style>
    <style:style style:name="P24" style:family="paragraph" style:parent-style-name="Standard" style:list-style-name="L2">
      <style:text-properties style:text-underline-style="none" fo:font-weight="normal" officeooo:rsid="0034f156" officeooo:paragraph-rsid="0034f156" style:font-weight-asian="normal" style:font-weight-complex="normal"/>
    </style:style>
    <style:style style:name="P25" style:family="paragraph" style:parent-style-name="Standard" style:list-style-name="L2">
      <style:text-properties style:text-underline-style="none" fo:font-weight="normal" officeooo:rsid="00306b25" officeooo:paragraph-rsid="0030e854" style:font-weight-asian="normal" style:font-weight-complex="normal"/>
    </style:style>
    <style:style style:name="P26" style:family="paragraph" style:parent-style-name="Standard" style:list-style-name="L2">
      <style:text-properties fo:font-style="italic" officeooo:rsid="001daa29" officeooo:paragraph-rsid="0030e52b" style:font-style-asian="italic" style:font-style-complex="italic"/>
    </style:style>
    <style:style style:name="P27" style:family="paragraph" style:parent-style-name="Standard" style:list-style-name="L2">
      <style:text-properties fo:font-style="italic" officeooo:rsid="0014dbc1" officeooo:paragraph-rsid="002dc06e" style:font-style-asian="italic" style:font-style-complex="italic"/>
    </style:style>
    <style:style style:name="P28" style:family="paragraph" style:parent-style-name="Standard" style:list-style-name="L2">
      <style:text-properties fo:font-style="italic" officeooo:rsid="001aefc5" officeooo:paragraph-rsid="001aefc5" style:font-style-asian="italic" style:font-style-complex="italic"/>
    </style:style>
    <style:style style:name="P29" style:family="paragraph" style:parent-style-name="Standard" style:list-style-name="L2">
      <style:text-properties fo:font-style="italic" officeooo:rsid="0018a3db" officeooo:paragraph-rsid="0018a3db" style:font-style-asian="italic" style:font-style-complex="italic"/>
    </style:style>
    <style:style style:name="P30" style:family="paragraph" style:parent-style-name="Standard" style:list-style-name="L2">
      <style:text-properties fo:font-style="italic" officeooo:rsid="00322f93" officeooo:paragraph-rsid="00322f93" style:font-style-asian="italic" style:font-style-complex="italic"/>
    </style:style>
    <style:style style:name="P3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32" style:family="paragraph" style:parent-style-name="Standard">
      <style:text-properties officeooo:paragraph-rsid="00371aeb"/>
    </style:style>
    <style:style style:name="P33" style:family="paragraph" style:parent-style-name="Standard" style:list-style-name="L3">
      <style:paragraph-properties fo:orphans="2" fo:widows="2"/>
      <style:text-properties officeooo:paragraph-rsid="00371aeb"/>
    </style:style>
    <style:style style:name="P34" style:family="paragraph" style:parent-style-name="Standard" style:list-style-name="L4">
      <style:paragraph-properties fo:orphans="2" fo:widows="2"/>
      <style:text-properties officeooo:paragraph-rsid="00371aeb"/>
    </style:style>
    <style:style style:name="P35" style:family="paragraph" style:parent-style-name="Standard">
      <style:paragraph-properties fo:break-before="page"/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000d2db9"/>
    </style:style>
    <style:style style:name="T2" style:family="text">
      <style:text-properties officeooo:rsid="000ec5a0"/>
    </style:style>
    <style:style style:name="T3" style:family="text">
      <style:text-properties style:text-underline-style="solid" style:text-underline-width="auto" style:text-underline-color="font-color" officeooo:rsid="000d2db9"/>
    </style:style>
    <style:style style:name="T4" style:family="text">
      <style:text-properties officeooo:rsid="00158dd5"/>
    </style:style>
    <style:style style:name="T5" style:family="text">
      <style:text-properties officeooo:rsid="00169e33"/>
    </style:style>
    <style:style style:name="T6" style:family="text">
      <style:text-properties officeooo:rsid="00173308"/>
    </style:style>
    <style:style style:name="T7" style:family="text">
      <style:text-properties officeooo:rsid="00179ad9"/>
    </style:style>
    <style:style style:name="T8" style:family="text">
      <style:text-properties officeooo:rsid="00194c83"/>
    </style:style>
    <style:style style:name="T9" style:family="text">
      <style:text-properties officeooo:rsid="001f5fc1"/>
    </style:style>
    <style:style style:name="T10" style:family="text">
      <style:text-properties officeooo:rsid="00205cb4"/>
    </style:style>
    <style:style style:name="T11" style:family="text">
      <style:text-properties fo:font-weight="bold"/>
    </style:style>
    <style:style style:name="T12" style:family="text">
      <style:text-properties officeooo:rsid="00306b25"/>
    </style:style>
    <style:style style:name="T13" style:family="text">
      <style:text-properties officeooo:rsid="0030e52b"/>
    </style:style>
    <style:style style:name="T14" style:family="text">
      <style:text-properties officeooo:rsid="0034f156"/>
    </style:style>
    <style:style style:name="T15" style:family="text">
      <style:text-properties officeooo:rsid="00358870"/>
    </style:style>
    <style:style style:name="T16" style:family="text">
      <style:text-properties officeooo:rsid="00371aeb"/>
    </style:style>
    <style:style style:name="T17" style:family="text">
      <style:text-properties fo:font-variant="normal" fo:text-transform="none" fo:color="#222222" style:font-name="Arial" fo:font-size="12pt" fo:letter-spacing="normal" fo:font-style="normal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bold" officeooo:rsid="00371aeb" style:font-size-asian="16pt" style:font-weight-asian="bold" style:font-size-complex="16pt" style:font-weight-complex="bold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1" style:family="text">
      <style:text-properties fo:font-variant="normal" fo:text-transform="none" fo:color="#222222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2" style:family="text">
      <style:text-properties fo:font-variant="normal" fo:text-transform="none" fo:color="#222222" style:font-name="Arial" fo:font-size="12pt" fo:letter-spacing="normal" fo:font-style="normal" fo:font-weight="normal" officeooo:rsid="0039ff21"/>
    </style:style>
    <style:style style:name="T23" style:family="text">
      <style:text-properties fo:font-variant="normal" fo:text-transform="none" fo:color="#222222" style:font-name="Arial" fo:font-size="12pt" fo:letter-spacing="normal" fo:font-style="normal" fo:font-weight="normal" officeooo:rsid="003ac588"/>
    </style:style>
    <style:style style:name="T24" style:family="text">
      <style:text-properties fo:font-size="16pt" fo:font-weight="bold" officeooo:rsid="00371aeb" style:font-size-asian="16pt" style:font-weight-asian="bold" style:font-size-complex="16pt" style:font-weight-complex="bold"/>
    </style:style>
    <style:style style:name="T25" style:family="text">
      <style:text-properties officeooo:rsid="00382f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idea: <text:span text:style-name="T1">push the </text:span><text:span text:style-name="T3">stateless</text:span><text:span text:style-name="T1"> rule agent (version 2) to its limit before incorporating stateful features in verison 3 (e.g. track the chasing behavior of each of the opponents to dynamically adjust the strategy)</text:span></text:p>
      <text:p text:style-name="P1"/>
      <text:p text:style-name="P3">Initial <text:span text:style-name="T2">ideas</text:span></text:p>
      <text:list xml:id="list3817917843" text:style-name="L1">
        <text:list-item>
          <text:p text:style-name="P5">Debug the swarm intelligence agent: build a shipyard on turn 1</text:p>
        </text:list-item>
        <text:list-item>
          <text:p text:style-name="P6">Verify that the board positions make sense (logic talks about 0,0 in the bottom left and we may be operating on a vertical mirrored grid)</text:p>
        </text:list-item>
        <text:list-item>
          <text:p text:style-name="P5">Make the swarm intelligence agent stochastic in its <text:span text:style-name="T4">max number of agents </text:span>parameter and chasing behavior to mimic the wider distribution of opponents <text:span text:style-name="T4">in the wild</text:span></text:p>
        </text:list-item>
        <text:list-item>
          <text:p text:style-name="P7">Include a strong version of the current agent in the fixed opponents pool</text:p>
        </text:list-item>
      </text:list>
      <text:p text:style-name="P1"/>
      <text:p text:style-name="P4">Stretch ideas</text:p>
      <text:list xml:id="list145212657" text:style-name="L2">
        <text:list-item>
          <text:p text:style-name="P8">Free up the base in the first 10 moves – we want 9 ships <text:span text:style-name="T8">and 1 base</text:span> ASAP. <text:span text:style-name="T10">This means moving away from the base to gather halite and not returning back to the base until after ship 9 has been spawn.</text:span></text:p>
        </text:list-item>
        <text:list-item>
          <text:p text:style-name="P17">Keep gathering when you don’t have to run yet (nearest chaser 2 steps away)</text:p>
        </text:list-item>
        <text:list-item>
          <text:p text:style-name="P9">Incentivize returning to <text:span text:style-name="T6">the </text:span>base early on in the game while we are not at the ship limit yet – <text:span text:style-name="T7">we want to get to our ship limit ASAP</text:span></text:p>
        </text:list-item>
        <text:list-item>
          <text:p text:style-name="P9">Return halite to the nearest base when the game is almost over for ships with little halite (?)</text:p>
        </text:list-item>
        <text:list-item>
          <text:p text:style-name="P8">Don’t spawn if I have a returning agent that will be at 1 step from the current base</text:p>
          <text:p text:style-name="P10"/>
        </text:list-item>
        <text:list-item>
          <text:p text:style-name="P18">Add a correction factor for the smoothed halite when establishing the first base</text:p>
        </text:list-item>
        <text:list-item>
          <text:p text:style-name="P19">Avoid simultaneous arrivals when returning to a base</text:p>
        </text:list-item>
        <text:list-item>
          <text:p text:style-name="P20">Run another optimization against a pool of (stochastic swarm intelligence, logic with all improvements of above <text:span text:style-name="T12">to determine submission config</text:span>)</text:p>
          <text:p text:style-name="P9"/>
        </text:list-item>
        <text:list-item>
          <text:p text:style-name="P11">Try harder to avoid collisions with opponent ships <text:span text:style-name="T14">by reordering the ship execution order</text:span></text:p>
        </text:list-item>
        <text:list-item>
          <text:p text:style-name="P23">Make the agents less lame during the end game <text:span text:style-name="T14">by incorporating</text:span></text:p>
          <text:p text:style-name="P22"/>
        </text:list-item>
        <text:list-item>
          <text:p text:style-name="P24">Don’t build a shipyard when boxed in near the end of the game </text:p>
        </text:list-item>
        <text:list-item>
          <text:p text:style-name="P24"><text:span text:style-name="T15">Continue attempts </text:span>to reduce <text:span text:style-name="T15">unnecessary </text:span>ship loss</text:p>
        </text:list-item>
        <text:list-item>
          <text:p text:style-name="P25">Submit to leaderboard with good settings</text:p>
          <text:p text:style-name="P21"/>
        </text:list-item>
        <text:list-item>
          <text:p text:style-name="P26">Allow for multiple passes in the action computation if the ship was not able to move closer to the target</text:p>
        </text:list-item>
        <text:list-item>
          <text:p text:style-name="P27">Incorporate opponent <text:span text:style-name="T5">ships/bases in computing the agent’s scores (gather, establish base, return base)</text:span></text:p>
        </text:list-item>
        <text:list-item>
          <text:p text:style-name="P28">Take a detour if the path to the target square is blocked by a bad square</text:p>
        </text:list-item>
        <text:list-item>
          <text:p text:style-name="P29">Incorporate halite regrow potential into the target base computation</text:p>
        </text:list-item>
        <text:list-item>
          <text:p text:style-name="P30">Review base construction strategy (?)</text:p>
        </text:list-item>
      </text:list>
      <text:p text:style-name="P12"/>
      <text:p text:style-name="P14"/>
      <text:p text:style-name="P35"><text:span text:style-name="T16">Other V2 </text:span>ideas <text:span text:style-name="T16">July 01</text:span></text:p>
      <text:p text:style-name="P32"><text:span text:style-name="T19">Improved general debugging</text:span><text:span text:style-name="T24"><text:line-break/></text:span><text:span text:style-name="T21">Find a way to extract the state from the halite replays and add tests for expected actions so that we can learn from leaderboard game replays</text:span></text:p>
      <text:p text:style-name="P15"><text:span text:style-name="T20"/></text:p>
      <text:p text:style-name="P36">Reduce ship loss</text:p>
      <text:list xml:id="list644865145" text:style-name="L3">
        <text:list-item>
          <text:p text:style-name="P33"><text:span text:style-name="T20">Better coordination of ships by reviewing the plan -&gt; action mapping</text:span></text:p>
        </text:list-item>
        <text:list-item>
          <text:p text:style-name="P33"><text:span text:style-name="T20">Incorporate position of nearby (but not immediately nearby) ships with &lt;= halite in action planning and score calculation – </text:span><text:span text:style-name="T22">for example: decrease value of actions that can lead to being boxed in by ships with &lt; halite</text:span></text:p>
        </text:list-item>
        <text:list-item>
          <text:p text:style-name="P33"><text:span text:style-name="T23">Stretch: i</text:span><text:span text:style-name="T20">ncorporate the score of the opponents to prioritize who to potentially crash in to<text:line-break/></text:span></text:p>
        </text:list-item>
      </text:list>
      <text:p text:style-name="P31"><text:span text:style-name="T11">Debug base building after base destruction</text:span></text:p>
      <text:p text:style-name="P37">I tend to build a base at (0, 0) after my <text:span text:style-name="T25">last remaining</text:span> base gets destroyed</text:p>
      <text:p text:style-name="P38"><text:line-break/><text:span text:style-name="T18">Simulate leaderboard agents in the fixed opponent pool</text:span></text:p>
      <text:list xml:id="list1920514554" text:style-name="L4">
        <text:list-item>
          <text:p text:style-name="P34"><text:span text:style-name="T20">Add an agent that has a strong tendency to attack the first agent (see Duster game of my first agent)</text:span></text:p>
        </text:list-item>
        <text:list-item>
          <text:p text:style-name="P34"><text:span text:style-name="T20">Add an agent that occasionally tries to destroy the base of the first other agent (many of the top agents)</text:span></text:p>
        </text:list-item>
        <text:list-item>
          <text:p text:style-name="P34"><text:span text:style-name="T20">Add an agent that tries to block the base of the first other agent with two ships (new idea, this could work well when the agent only has 1 base)</text:span></text:p>
        </text:list-item>
        <text:list-item>
          <text:p text:style-name="P34"><text:span text:style-name="T20">Stretch: add an agent that mimics the Liam strategy of guarding halite with ships</text:span></text:p>
        </text:list-item>
      </text:list>
      <text:p text:style-name="P15"/>
      <text:p text:style-name="P12"/>
      <text:p text:style-name="P13"><text:span text:style-name="T9">V3 </text:span>ideas <text:span text:style-name="T9">(stateful)</text:span></text:p>
      <text:list xml:id="list203261279950956" text:continue-list="list145212657" text:style-name="L2">
        <text:list-item>
          <text:p text:style-name="P16">Learn a model of likely opponent behavior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7-01T20:32:59.285685391</dc:date>
    <meta:editing-duration>P7DT9H24M47S</meta:editing-duration>
    <meta:editing-cycles>38</meta:editing-cycles>
    <meta:document-statistic meta:table-count="0" meta:image-count="0" meta:object-count="0" meta:page-count="2" meta:paragraph-count="44" meta:word-count="644" meta:character-count="3499" meta:non-whitespace-character-count="2923"/>
  </office:meta>
</office:document-meta>
</file>